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AVERAGE([.A$1:.A$1048576])" office:value-type="float" office:value="2" calcext:value-type="float">
            <text:p>2.0000000000000</text:p>
          </table:table-cell>
          <table:table-cell table:style-name="ce2" table:formula="of:=AVERAGE([.A$1:.A$1048576])" office:value-type="float" office:value="2" calcext:value-type="float">
            <text:p>2.0000000000000000000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HARMEAN([.A$1:.A$1048576])" office:value-type="float" office:value="1.63636363636364" calcext:value-type="float">
            <text:p>1.63636363636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GEOMEAN([.A$1:.A$1048576])" office:value-type="float" office:value="1.81712059283214" calcext:value-type="float">
            <text:p>1.8171205928321</text:p>
          </table:table-cell>
          <table:table-cell/>
        </table:table-row>
        <table:table-row table:style-name="ro1">
          <table:table-cell/>
          <table:table-cell table:formula="of:=COM.MICROSOFT.STDEV.P([.A$1:.A$1048576])" office:value-type="float" office:value="0.816496580927726" calcext:value-type="float">
            <text:p>0.8164965809277</text:p>
          </table:table-cell>
          <table:table-cell/>
        </table:table-row>
        <table:table-row table:style-name="ro1">
          <table:table-cell/>
          <table:table-cell table:formula="of:=COM.MICROSOFT.STDEV.S([.A$1:.A$1048576])" office:value-type="float" office:value="1" calcext:value-type="float">
            <text:p>1.0000000000000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4" loext:min-decimal-places="14" number:min-integer-digits="1"/>
    </number:number-style>
    <number:number-style style:name="N110" number:title="User-defined">
      <number:number number:decimal-places="13" loext:min-decimal-places="13" number:min-integer-digits="1"/>
    </number:number-style>
    <number:number-style style:name="N111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05:26:42.162248633</meta:creation-date>
    <dc:date>2022-01-29T05:48:38.286341140</dc:date>
    <meta:editing-duration>PT21M54S</meta:editing-duration>
    <meta:editing-cycles>5</meta:editing-cycles>
    <meta:generator>LibreOffice/6.4.7.2$Linux_X86_64 LibreOffice_project/40$Build-2</meta:generator>
    <meta:document-statistic meta:table-count="1" meta:cell-count="9" meta:object-count="0"/>
  </office:meta>
</office:document-meta>
</file>